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99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1.9cm"/>
    </style:style>
    <style:style style:name="co14" style:family="table-column">
      <style:table-column-properties fo:break-before="auto" style:column-width="2.701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9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4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6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97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7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2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59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6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409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color="#333333" fo:font-size="10pt" style:font-size-asian="10pt" style:font-size-complex="10pt"/>
    </style:style>
    <style:style style:name="ce412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25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1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3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9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4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6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5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1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442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443" style:family="table-cell" style:parent-style-name="Default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445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6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47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9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50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451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52" style:family="table-cell" style:parent-style-name="Default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3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4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/>
    </style:style>
    <style:style style:name="ce455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6" style:family="table-cell" style:parent-style-name="Default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7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7" style:family="table-cell" style:parent-style-name="Default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0" style:family="table-cell" style:parent-style-name="Default" style:data-style-name="N0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48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51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7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7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5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368" style:family="table-cell" style:parent-style-name="Default" style:data-style-name="N0"/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8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319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320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322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323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2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27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1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33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6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8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339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1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44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0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1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2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3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4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5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36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4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65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6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43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431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32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6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7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38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9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6" table:style-name="ta1">
        <office:forms form:automatic-focus="false" form:apply-design-mode="false"/>
        <table:table-column table:style-name="co1" table:default-cell-style-name="ce146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3" table:default-cell-style-name="Default"/>
        <table:table-row table:style-name="ro1">
          <table:table-cell table:style-name="ce235" office:value-type="string" calcext:value-type="string">
            <text:p>Categorías</text:p>
          </table:table-cell>
          <table:table-cell table:style-name="ce282"/>
          <table:table-cell table:style-name="ce45" office:value-type="string" calcext:value-type="string" table:number-columns-spanned="8" table:number-rows-spanned="1">
            <text:p>Nominadas</text:p>
          </table:table-cell>
          <table:covered-table-cell table:number-columns-repeated="7" table:style-name="ce45"/>
          <table:table-cell table:style-name="ce412"/>
          <table:table-cell table:style-name="ce235" office:value-type="string" calcext:value-type="string">
            <text:p>Ganadora</text:p>
          </table:table-cell>
          <table:table-cell table:style-name="ce441" office:value-type="string" calcext:value-type="string">
            <text:p>Ale</text:p>
          </table:table-cell>
          <table:table-cell table:style-name="ce441" office:value-type="string" calcext:value-type="string">
            <text:p>Diego</text:p>
          </table:table-cell>
          <table:table-cell table:style-name="ce441" office:value-type="string" calcext:value-type="string">
            <text:p>Antonio Carlos</text:p>
          </table:table-cell>
          <table:table-cell table:style-name="ce441" office:value-type="string" calcext:value-type="string">
            <text:p>Javi</text:p>
          </table:table-cell>
          <table:table-cell table:style-name="ce441" office:value-type="string" calcext:value-type="string">
            <text:p>Pablo</text:p>
          </table:table-cell>
          <table:table-cell table:number-columns-repeated="3"/>
          <table:table-cell table:style-name="ce317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 principal</text:span><text:span text:style-name="T2"> (10 pt)</text:span></text:p>
          </table:table-cell>
          <table:covered-table-cell table:style-name="ce20"/>
          <table:covered-table-cell table:number-columns-repeated="9" table:style-name="ce52"/>
          <table:covered-table-cell table:style-name="ce124"/>
          <table:table-cell table:style-name="ce442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20]=[.M20];1;0)+IF([.$L$21]=[.M21];1;0)+IF([.$L$22]=[.M22];1;0)+IF([.$L$23]=[.M23];1;0)+IF([.$L$24]=[.M24];1;0)+IF([.$L$25]=[.M25];1;0)+IF([.$L$26]=[.M26];1;0)+IF([.$L$27]=[.M27];1;0)+IF([.$L$28]=[.M28];1;0)+IF([.$L$29]=[.M29];1;0)" office:value-type="float" office:value="0" calcext:value-type="float">
            <text:p>0</text:p>
          </table:table-cell>
          <table:table-cell table:style-name="ce442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20]=[.N20];1;0)+IF([.$L$21]=[.N21];1;0)+IF([.$L$22]=[.N22];1;0)+IF([.$L$23]=[.N23];1;0)+IF([.$L$24]=[.N24];1;0)+IF([.$L$25]=[.N25];1;0)+IF([.$L$26]=[.N26];1;0)+IF([.$L$27]=[.N27];1;0)+IF([.$L$28]=[.N28];1;0)+IF([.$L$29]=[.N29];1;0)" office:value-type="float" office:value="0" calcext:value-type="float">
            <text:p>0</text:p>
          </table:table-cell>
          <table:table-cell table:style-name="ce442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20]=[.O20];1;0)+IF([.$L$21]=[.O21];1;0)+IF([.$L$22]=[.O22];1;0)+IF([.$L$23]=[.O23];1;0)+IF([.$L$24]=[.O24];1;0)+IF([.$L$25]=[.O25];1;0)+IF([.$L$26]=[.O26];1;0)+IF([.$L$27]=[.O27];1;0)+IF([.$L$28]=[.O28];1;0)+IF([.$L$29]=[.O29];1;0)" office:value-type="float" office:value="0" calcext:value-type="float">
            <text:p>0</text:p>
          </table:table-cell>
          <table:table-cell table:style-name="ce442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20]=[.P20];1;0)+IF([.$L$21]=[.P21];1;0)+IF([.$L$22]=[.P22];1;0)+IF([.$L$23]=[.P23];1;0)+IF([.$L$24]=[.P24];1;0)+IF([.$L$25]=[.P25];1;0)+IF([.$L$26]=[.P26];1;0)+IF([.$L$27]=[.P27];1;0)+IF([.$L$28]=[.P28];1;0)+IF([.$L$29]=[.P29];1;0)" office:value-type="float" office:value="0" calcext:value-type="float">
            <text:p>0</text:p>
          </table:table-cell>
          <table:table-cell table:style-name="ce442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20]=[.Q20];1;0)+IF([.$L$21]=[.Q21];1;0)+IF([.$L$22]=[.Q22];1;0)+IF([.$L$23]=[.Q23];1;0)+IF([.$L$24]=[.Q24];1;0)+IF([.$L$25]=[.Q25];1;0)+IF([.$L$26]=[.Q26];1;0)+IF([.$L$27]=[.Q27];1;0)+IF([.$L$28]=[.Q28];1;0)+IF([.$L$29]=[.Q29];1;0)" office:value-type="float" office:value="0" calcext:value-type="float">
            <text:p>0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249" office:value-type="string" calcext:value-type="string">
            <text:p>Película</text:p>
          </table:table-cell>
          <table:table-cell table:style-name="ce21" office:value-type="string" calcext:value-type="string">
            <text:p>Bugonia</text:p>
          </table:table-cell>
          <table:table-cell table:style-name="ce21" office:value-type="string" calcext:value-type="string">
            <text:p>F1</text:p>
          </table:table-cell>
          <table:table-cell table:style-name="ce92" office:value-type="string" calcext:value-type="string">
            <text:p>Frankenstein</text:p>
          </table:table-cell>
          <table:table-cell table:style-name="ce92" office:value-type="string" calcext:value-type="string">
            <text:p>Hamnet</text:p>
          </table:table-cell>
          <table:table-cell table:style-name="ce92" office:value-type="string" calcext:value-type="string">
            <text:p>Marty Supreme</text:p>
          </table:table-cell>
          <table:table-cell table:style-name="ce92" office:value-type="string" calcext:value-type="string">
            <text:p>O Agente Secreto</text:p>
          </table:table-cell>
          <table:table-cell table:style-name="ce92" office:value-type="string" calcext:value-type="string">
            <text:p>One Battle After Another</text:p>
          </table:table-cell>
          <table:table-cell table:style-name="ce113" office:value-type="string" calcext:value-type="string">
            <text:p>Sinners</text:p>
          </table:table-cell>
          <table:table-cell table:style-name="ce92" office:value-type="string" calcext:value-type="string">
            <text:p>Train Dreams</text:p>
          </table:table-cell>
          <table:table-cell table:style-name="ce92" office:value-type="string" calcext:value-type="string">
            <text:p>Valor sentimental</text:p>
          </table:table-cell>
          <table:table-cell table:style-name="ce254" office:value-type="string" calcext:value-type="string">
            <text:p>?</text:p>
          </table:table-cell>
          <table:table-cell table:style-name="ce443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K3]" office:value-type="string" office:string-value="Valor sentimental" calcext:value-type="string">
            <text:p>Valor sentimental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mportantes</text:span><text:span text:style-name="T2"> (5 pt)</text:span></text:p>
          </table:table-cell>
          <table:covered-table-cell table:style-name="ce22"/>
          <table:covered-table-cell table:style-name="ce52"/>
          <table:covered-table-cell table:style-name="ce78"/>
          <table:covered-table-cell table:number-columns-repeated="7" table:style-name="ce52"/>
          <table:covered-table-cell table:style-name="ce124"/>
          <table:table-cell table:style-name="ce444" table:formula="of:=&quot;Puntuación máxima: &quot;&amp;[.M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N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O10]&amp;&quot; de 69&quot;" office:value-type="string" office:string-value="Puntuación máxima: 69 de 69" calcext:value-type="string">
            <text:p>Puntuación máxima: 69 de 69</text:p>
          </table:table-cell>
          <table:table-cell table:style-name="ce444" table:formula="of:=&quot;Puntuación máxima: &quot;&amp;[.P10]&amp;&quot; de 69&quot;" office:value-type="string" office:string-value="Puntuación máxima: 66 de 69" calcext:value-type="string">
            <text:p>Puntuación máxima: 66 de 69</text:p>
          </table:table-cell>
          <table:table-cell table:style-name="ce444" table:formula="of:=&quot;Puntuación máxima: &quot;&amp;[.Q10]&amp;&quot; de 69&quot;" office:value-type="string" office:string-value="Puntuación máxima: 69 de 69" calcext:value-type="string">
            <text:p>Puntuación máxima: 69 de 69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19" office:value-type="string" calcext:value-type="string" table:number-columns-spanned="2" table:number-rows-spanned="1">
            <text:p><text:span text:style-name="T4">Chloé Zhao</text:span></text:p>
            <text:p><text:span text:style-name="T4">(Hamnet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sh Safdie</text:span></text:p>
            <text:p><text:span text:style-name="T4">(Marty Supreme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Paul Thomas Anderson</text:span></text:p>
            <text:p><text:span text:style-name="T4">(One Battle After Another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Ryan Coogler</text:span></text:p>
            <text:p><text:span text:style-name="T5">(Sinners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achim Trier</text:span></text:p>
            <text:p><text:span text:style-name="T4">(Valor sentimental)</text:span></text:p>
          </table:table-cell>
          <table:covered-table-cell table:style-name="ce47"/>
          <table:table-cell table:style-name="ce263" office:value-type="string" calcext:value-type="string">
            <text:p>?</text:p>
          </table:table-cell>
          <table:table-cell table:style-name="ce445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88" office:value-type="string" calcext:value-type="string" table:number-columns-spanned="2" table:number-rows-spanned="1">
            <text:p><text:span text:style-name="T4">Emma Stone</text:span></text:p>
            <text:p><text:span text:style-name="T4">(Bugonia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Jessie Buckley</text:span></text:p>
            <text:p><text:span text:style-name="T4">(Hamnet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Rose Byrne</text:span></text:p>
            <text:p><text:span text:style-name="T5">(If I Had Legs I'd Kick You)</text:span></text:p>
          </table:table-cell>
          <table:covered-table-cell table:style-name="ce196"/>
          <table:table-cell table:style-name="ce90" office:value-type="string" calcext:value-type="string" table:number-columns-spanned="2" table:number-rows-spanned="1">
            <text:p><text:span text:style-name="T5">Kate Hudson</text:span></text:p>
            <text:p><text:span text:style-name="T5">(Song Song Blue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Renate Reinsve</text:span></text:p>
            <text:p><text:span text:style-name="T4">(Valor sentimental)</text:span></text:p>
          </table:table-cell>
          <table:covered-table-cell table:style-name="ce196"/>
          <table:table-cell table:style-name="ce127" office:value-type="string" calcext:value-type="string">
            <text:p>?</text:p>
          </table:table-cell>
          <table:table-cell table:style-name="ce446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B6]" office:value-type="string" office:string-value="Emma Stone&#10;(Bugonia)" calcext:value-type="string">
            <text:p>Emma Stone</text:p>
            <text:p>(Bugonia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<text:span text:style-name="T5">Ethan Hawke</text:span></text:p>
            <text:p><text:span text:style-name="T5">(Blue Moon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Timothée Chalamet</text:span></text:p>
            <text:p><text:span text:style-name="T4">(Marty Supreme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Wagner Moura</text:span></text:p>
            <text:p><text:span text:style-name="T4">(O Agente Secreto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Leonardo DiCaprio</text:span></text:p>
            <text:p><text:span text:style-name="T4">(One Battle After Another)</text:span></text:p>
          </table:table-cell>
          <table:covered-table-cell table:style-name="ce197"/>
          <table:table-cell table:style-name="ce409" office:value-type="string" calcext:value-type="string" table:number-columns-spanned="2" table:number-rows-spanned="1">
            <text:p><text:span text:style-name="T5">Michael B. Jordan</text:span></text:p>
            <text:p><text:span text:style-name="T5">(Sinners)</text:span></text:p>
          </table:table-cell>
          <table:covered-table-cell table:style-name="ce250"/>
          <table:table-cell table:style-name="ce269" office:value-type="string" calcext:value-type="string">
            <text:p>?</text:p>
          </table:table-cell>
          <table:table-cell table:style-name="ce447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88" office:value-type="string" calcext:value-type="string" table:number-columns-spanned="2" table:number-rows-spanned="1">
            <text:p><text:span text:style-name="T4">Teyana Taylor</text:span></text:p>
            <text:p><text:span text:style-name="T4">(One Battle After Another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Wunmi Mosaku</text:span></text:p>
            <text:p><text:span text:style-name="T5">(Sinners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Elle Fanning</text:span></text:p>
            <text:p><text:span text:style-name="T4">(Valor sentimental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Inga Ibsdotter Lilleaas</text:span></text:p>
            <text:p><text:span text:style-name="T4">(Valor sentimental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Amy Madigan</text:span></text:p>
            <text:p><text:span text:style-name="T5">(Weapons)</text:span></text:p>
          </table:table-cell>
          <table:covered-table-cell table:style-name="ce196"/>
          <table:table-cell table:style-name="ce127" office:value-type="string" calcext:value-type="string">
            <text:p>?</text:p>
          </table:table-cell>
          <table:table-cell table:style-name="ce448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49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49" table:formula="of:=[.J8]" office:value-type="string" office:string-value="Amy Madigan&#10;(Weapons)" calcext:value-type="string">
            <text:p>Amy Madigan</text:p>
            <text:p>(Weapons)</text:p>
          </table:table-cell>
          <table:table-cell table:style-name="ce149" table:formula="of:=[.B8]" office:value-type="string" office:string-value="Teyana Taylor&#10;(One Battle After Another)" calcext:value-type="string">
            <text:p>Teyana Taylor</text:p>
            <text:p>(One Battle After Another)</text:p>
          </table:table-cell>
          <table:table-cell table:style-name="ce149" table:formula="of:=[.F8]" office:value-type="string" office:string-value="Elle Fanning&#10;(Valor sentimental)" calcext:value-type="string">
            <text:p>Elle Fanning</text:p>
            <text:p>(Valor sentimental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29" office:value-type="string" calcext:value-type="string" table:number-columns-spanned="2" table:number-rows-spanned="1">
            <text:p><text:span text:style-name="T4">Jacob Elordi</text:span></text:p>
            <text:p><text:span text:style-name="T4">(Frankenstein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Benicio del Toro</text:span></text:p>
            <text:p><text:span text:style-name="T4">(One Battle After Another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ean Penn</text:span></text:p>
            <text:p><text:span text:style-name="T4">(One Battle After Another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Delroy Lindo</text:span></text:p>
            <text:p><text:span text:style-name="T5">(Sinners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tellan Skarsgard</text:span></text:p>
            <text:p><text:span text:style-name="T4">(Valor sentimental)</text:span></text:p>
          </table:table-cell>
          <table:covered-table-cell table:style-name="ce251"/>
          <table:table-cell table:style-name="ce269" office:value-type="string" calcext:value-type="string">
            <text:p>?</text:p>
          </table:table-cell>
          <table:table-cell table:style-name="ce449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B9]" office:value-type="string" office:string-value="Jacob Elordi&#10;(Frankenstein)" calcext:value-type="string">
            <text:p>Jacob Elordi</text:p>
            <text:p>(Frankenstein)</text:p>
          </table:table-cell>
          <table:table-cell table:style-name="ce150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ntermedias</text:span><text:span text:style-name="T2"> (3 pt)</text:span></text:p>
          </table:table-cell>
          <table:covered-table-cell table:style-name="ce32"/>
          <table:covered-table-cell table:style-name="ce62"/>
          <table:covered-table-cell table:number-columns-repeated="8" table:style-name="ce67"/>
          <table:covered-table-cell table:style-name="ce124"/>
          <table:table-cell table:style-name="ce450" table:formula="of:=[.M2]+IF(AND([.$L$3]=[.M19];[.M3]&lt;&gt;[.$K$1]);10;0)+IF(AND([.$L$5]=[.M19];[.M5]&lt;&gt;[.$K$1]);5;0)+IF(AND([.$L$6]=[.M19];[.M6]&lt;&gt;[.$K$1]);5;0)+IF(AND([.$L$7]=[.M19];[.M7]&lt;&gt;[.$K$1]);5;0)+IF(AND([.$L$8]=[.M19];[.M8]&lt;&gt;[.$K$1]);5;0)+IF(AND([.$L$9]=[.M19];[.M9]&lt;&gt;[.$K$1]);5;0)+IF(AND([.$L$11]=[.M19];[.M11]&lt;&gt;[.$K$1]);3;0)+IF(AND([.$L$12]=[.M19];[.M12]&lt;&gt;[.$K$1]);3;0)+IF(AND([.$L$13]=[.M19];[.M13]&lt;&gt;[.$K$1]);3;0)+IF(AND([.$L$14]=[.M19];[.M14]&lt;&gt;[.$K$1]);3;0)+IF(AND([.$L$15]=[.M19];[.M15]&lt;&gt;[.$K$1]);3;0)+IF(AND([.$L$16]=[.M19];[.M16]&lt;&gt;[.$K$1]);3;0)+IF(AND([.$L$17]=[.M19];[.M17]&lt;&gt;[.$K$1]);3;0)+IF(AND([.$L$18]=[.M19];[.M18]&lt;&gt;[.$K$1]);3;0)+IF(AND([.$L$20]=[.M19];[.M20]&lt;&gt;[.$K$1]);1;0)+IF(AND([.$L$21]=[.M19];[.M21]&lt;&gt;[.$K$1]);1;0)+IF(AND([.$L$22]=[.M19];[.M22]&lt;&gt;[.$K$1]);1;0)+IF(AND([.$L$23]=[.M19];[.M23]&lt;&gt;[.$K$1]);1;0)+IF(AND([.$L$24]=[.M19];[.M24]&lt;&gt;[.$K$1]);1;0)+IF(AND([.$L$25]=[.M19];[.M25]&lt;&gt;[.$K$1]);1;0)+IF(AND([.$L$26]=[.M19];[.M26]&lt;&gt;[.$K$1]);1;0)+IF(AND([.$L$27]=[.M19];[.M27]&lt;&gt;[.$K$1]);1;0)+IF(AND([.$L$28]=[.M19];[.M28]&lt;&gt;[.$K$1]);1;0)+IF(AND([.$L$29]=[.M19];[.M29]&lt;&gt;[.$K$1]);1;0)" office:value-type="float" office:value="69" calcext:value-type="float">
            <text:p>69</text:p>
          </table:table-cell>
          <table:table-cell table:style-name="ce450" table:formula="of:=[.N2]+IF(AND([.$L$3]=[.N19];[.N3]&lt;&gt;[.$K$1]);10;0)+IF(AND([.$L$5]=[.N19];[.N5]&lt;&gt;[.$K$1]);5;0)+IF(AND([.$L$6]=[.N19];[.N6]&lt;&gt;[.$K$1]);5;0)+IF(AND([.$L$7]=[.N19];[.N7]&lt;&gt;[.$K$1]);5;0)+IF(AND([.$L$8]=[.N19];[.N8]&lt;&gt;[.$K$1]);5;0)+IF(AND([.$L$9]=[.N19];[.N9]&lt;&gt;[.$K$1]);5;0)+IF(AND([.$L$11]=[.N19];[.N11]&lt;&gt;[.$K$1]);3;0)+IF(AND([.$L$12]=[.N19];[.N12]&lt;&gt;[.$K$1]);3;0)+IF(AND([.$L$13]=[.N19];[.N13]&lt;&gt;[.$K$1]);3;0)+IF(AND([.$L$14]=[.N19];[.N14]&lt;&gt;[.$K$1]);3;0)+IF(AND([.$L$15]=[.N19];[.N15]&lt;&gt;[.$K$1]);3;0)+IF(AND([.$L$16]=[.N19];[.N16]&lt;&gt;[.$K$1]);3;0)+IF(AND([.$L$17]=[.N19];[.N17]&lt;&gt;[.$K$1]);3;0)+IF(AND([.$L$18]=[.N19];[.N18]&lt;&gt;[.$K$1]);3;0)+IF(AND([.$L$20]=[.N19];[.N20]&lt;&gt;[.$K$1]);1;0)+IF(AND([.$L$21]=[.N19];[.N21]&lt;&gt;[.$K$1]);1;0)+IF(AND([.$L$22]=[.N19];[.N22]&lt;&gt;[.$K$1]);1;0)+IF(AND([.$L$23]=[.N19];[.N23]&lt;&gt;[.$K$1]);1;0)+IF(AND([.$L$24]=[.N19];[.N24]&lt;&gt;[.$K$1]);1;0)+IF(AND([.$L$25]=[.N19];[.N25]&lt;&gt;[.$K$1]);1;0)+IF(AND([.$L$26]=[.N19];[.N26]&lt;&gt;[.$K$1]);1;0)+IF(AND([.$L$27]=[.N19];[.N27]&lt;&gt;[.$K$1]);1;0)+IF(AND([.$L$28]=[.N19];[.N28]&lt;&gt;[.$K$1]);1;0)+IF(AND([.$L$29]=[.N19];[.N29]&lt;&gt;[.$K$1]);1;0)" office:value-type="float" office:value="69" calcext:value-type="float">
            <text:p>69</text:p>
          </table:table-cell>
          <table:table-cell table:style-name="ce450" table:formula="of:=[.O2]+IF(AND([.$L$3]=[.O19];[.O3]&lt;&gt;[.$K$1]);10;0)+IF(AND([.$L$5]=[.O19];[.O5]&lt;&gt;[.$K$1]);5;0)+IF(AND([.$L$6]=[.O19];[.O6]&lt;&gt;[.$K$1]);5;0)+IF(AND([.$L$7]=[.O19];[.O7]&lt;&gt;[.$K$1]);5;0)+IF(AND([.$L$8]=[.O19];[.O8]&lt;&gt;[.$K$1]);5;0)+IF(AND([.$L$9]=[.O19];[.O9]&lt;&gt;[.$K$1]);5;0)+IF(AND([.$L$11]=[.O19];[.O11]&lt;&gt;[.$K$1]);3;0)+IF(AND([.$L$12]=[.O19];[.O12]&lt;&gt;[.$K$1]);3;0)+IF(AND([.$L$13]=[.O19];[.O13]&lt;&gt;[.$K$1]);3;0)+IF(AND([.$L$14]=[.O19];[.O14]&lt;&gt;[.$K$1]);3;0)+IF(AND([.$L$15]=[.O19];[.O15]&lt;&gt;[.$K$1]);3;0)+IF(AND([.$L$16]=[.O19];[.O16]&lt;&gt;[.$K$1]);3;0)+IF(AND([.$L$17]=[.O19];[.O17]&lt;&gt;[.$K$1]);3;0)+IF(AND([.$L$18]=[.O19];[.O18]&lt;&gt;[.$K$1]);3;0)+IF(AND([.$L$20]=[.O19];[.O20]&lt;&gt;[.$K$1]);1;0)+IF(AND([.$L$21]=[.O19];[.O21]&lt;&gt;[.$K$1]);1;0)+IF(AND([.$L$22]=[.O19];[.O22]&lt;&gt;[.$K$1]);1;0)+IF(AND([.$L$23]=[.O19];[.O23]&lt;&gt;[.$K$1]);1;0)+IF(AND([.$L$24]=[.O19];[.O24]&lt;&gt;[.$K$1]);1;0)+IF(AND([.$L$25]=[.O19];[.O25]&lt;&gt;[.$K$1]);1;0)+IF(AND([.$L$26]=[.O19];[.O26]&lt;&gt;[.$K$1]);1;0)+IF(AND([.$L$27]=[.O19];[.O27]&lt;&gt;[.$K$1]);1;0)+IF(AND([.$L$28]=[.O19];[.O28]&lt;&gt;[.$K$1]);1;0)+IF(AND([.$L$29]=[.O19];[.O29]&lt;&gt;[.$K$1]);1;0)" office:value-type="float" office:value="69" calcext:value-type="float">
            <text:p>69</text:p>
          </table:table-cell>
          <table:table-cell table:style-name="ce450" table:formula="of:=[.P2]+IF(AND([.$L$3]=[.P19];[.P3]&lt;&gt;[.$K$1]);10;0)+IF(AND([.$L$5]=[.P19];[.P5]&lt;&gt;[.$K$1]);5;0)+IF(AND([.$L$6]=[.P19];[.P6]&lt;&gt;[.$K$1]);5;0)+IF(AND([.$L$7]=[.P19];[.P7]&lt;&gt;[.$K$1]);5;0)+IF(AND([.$L$8]=[.P19];[.P8]&lt;&gt;[.$K$1]);5;0)+IF(AND([.$L$9]=[.P19];[.P9]&lt;&gt;[.$K$1]);5;0)+IF(AND([.$L$11]=[.P19];[.P11]&lt;&gt;[.$K$1]);3;0)+IF(AND([.$L$12]=[.P19];[.P12]&lt;&gt;[.$K$1]);3;0)+IF(AND([.$L$13]=[.P19];[.P13]&lt;&gt;[.$K$1]);3;0)+IF(AND([.$L$14]=[.P19];[.P14]&lt;&gt;[.$K$1]);3;0)+IF(AND([.$L$15]=[.P19];[.P15]&lt;&gt;[.$K$1]);3;0)+IF(AND([.$L$16]=[.P19];[.P16]&lt;&gt;[.$K$1]);3;0)+IF(AND([.$L$17]=[.P19];[.P17]&lt;&gt;[.$K$1]);3;0)+IF(AND([.$L$18]=[.P19];[.P18]&lt;&gt;[.$K$1]);3;0)+IF(AND([.$L$20]=[.P19];[.P20]&lt;&gt;[.$K$1]);1;0)+IF(AND([.$L$21]=[.P19];[.P21]&lt;&gt;[.$K$1]);1;0)+IF(AND([.$L$22]=[.P19];[.P22]&lt;&gt;[.$K$1]);1;0)+IF(AND([.$L$23]=[.P19];[.P23]&lt;&gt;[.$K$1]);1;0)+IF(AND([.$L$24]=[.P19];[.P24]&lt;&gt;[.$K$1]);1;0)+IF(AND([.$L$25]=[.P19];[.P25]&lt;&gt;[.$K$1]);1;0)+IF(AND([.$L$26]=[.P19];[.P26]&lt;&gt;[.$K$1]);1;0)+IF(AND([.$L$27]=[.P19];[.P27]&lt;&gt;[.$K$1]);1;0)+IF(AND([.$L$28]=[.P19];[.P28]&lt;&gt;[.$K$1]);1;0)+IF(AND([.$L$29]=[.P19];[.P29]&lt;&gt;[.$K$1]);1;0)" office:value-type="float" office:value="66" calcext:value-type="float">
            <text:p>66</text:p>
          </table:table-cell>
          <table:table-cell table:style-name="ce450" table:formula="of:=[.Q2]+IF(AND([.$L$3]=[.Q19];[.Q3]&lt;&gt;[.$K$1]);10;0)+IF(AND([.$L$5]=[.Q19];[.Q5]&lt;&gt;[.$K$1]);5;0)+IF(AND([.$L$6]=[.Q19];[.Q6]&lt;&gt;[.$K$1]);5;0)+IF(AND([.$L$7]=[.Q19];[.Q7]&lt;&gt;[.$K$1]);5;0)+IF(AND([.$L$8]=[.Q19];[.Q8]&lt;&gt;[.$K$1]);5;0)+IF(AND([.$L$9]=[.Q19];[.Q9]&lt;&gt;[.$K$1]);5;0)+IF(AND([.$L$11]=[.Q19];[.Q11]&lt;&gt;[.$K$1]);3;0)+IF(AND([.$L$12]=[.Q19];[.Q12]&lt;&gt;[.$K$1]);3;0)+IF(AND([.$L$13]=[.Q19];[.Q13]&lt;&gt;[.$K$1]);3;0)+IF(AND([.$L$14]=[.Q19];[.Q14]&lt;&gt;[.$K$1]);3;0)+IF(AND([.$L$15]=[.Q19];[.Q15]&lt;&gt;[.$K$1]);3;0)+IF(AND([.$L$16]=[.Q19];[.Q16]&lt;&gt;[.$K$1]);3;0)+IF(AND([.$L$17]=[.Q19];[.Q17]&lt;&gt;[.$K$1]);3;0)+IF(AND([.$L$18]=[.Q19];[.Q18]&lt;&gt;[.$K$1]);3;0)+IF(AND([.$L$20]=[.Q19];[.Q20]&lt;&gt;[.$K$1]);1;0)+IF(AND([.$L$21]=[.Q19];[.Q21]&lt;&gt;[.$K$1]);1;0)+IF(AND([.$L$22]=[.Q19];[.Q22]&lt;&gt;[.$K$1]);1;0)+IF(AND([.$L$23]=[.Q19];[.Q23]&lt;&gt;[.$K$1]);1;0)+IF(AND([.$L$24]=[.Q19];[.Q24]&lt;&gt;[.$K$1]);1;0)+IF(AND([.$L$25]=[.Q19];[.Q25]&lt;&gt;[.$K$1]);1;0)+IF(AND([.$L$26]=[.Q19];[.Q26]&lt;&gt;[.$K$1]);1;0)+IF(AND([.$L$27]=[.Q19];[.Q27]&lt;&gt;[.$K$1]);1;0)+IF(AND([.$L$28]=[.Q19];[.Q28]&lt;&gt;[.$K$1]);1;0)+IF(AND([.$L$29]=[.Q19];[.Q29]&lt;&gt;[.$K$1]);1;0)" office:value-type="float" office:value="69" calcext:value-type="float">
            <text:p>69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Blue Moon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Marty Supreme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inners</text:p>
          </table:table-cell>
          <table:covered-table-cell table:style-name="ce53"/>
          <table:table-cell table:style-name="ce405" office:value-type="string" calcext:value-type="string" table:number-columns-spanned="2" table:number-rows-spanned="1">
            <text:p>Un simple accidente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Valor sentimental</text:p>
          </table:table-cell>
          <table:covered-table-cell table:style-name="ce252"/>
          <table:table-cell table:style-name="ce226" office:value-type="string" calcext:value-type="string">
            <text:p>?</text:p>
          </table:table-cell>
          <table:table-cell table:style-name="ce451" table:formula="of:=[.F11]" office:value-type="string" office:string-value="Sinners" calcext:value-type="string">
            <text:p>Sinners</text:p>
          </table:table-cell>
          <table:table-cell table:style-name="ce151" table:formula="of:=[.J11]" office:value-type="string" office:string-value="Valor sentimental" calcext:value-type="string">
            <text:p>Valor sentimental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Guión adaptado</text:p>
          </table:table-cell>
          <table:table-cell table:style-name="ce294" office:value-type="string" calcext:value-type="string" table:number-columns-spanned="2" table:number-rows-spanned="1">
            <text:p>Bugonia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Hamnet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F12]" office:value-type="string" office:string-value="Hamnet" calcext:value-type="string">
            <text:p>Hamnet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La voz de Hind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 Agente Secreto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Un simple accidente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Valor sentimental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D13]" office:value-type="string" office:string-value="O Agente Secreto" calcext:value-type="string">
            <text:p>O Agente Secreto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Película de animación</text:p>
          </table:table-cell>
          <table:table-cell table:style-name="ce296" office:value-type="string" calcext:value-type="string" table:number-columns-spanned="2" table:number-rows-spanned="1">
            <text:p>Amélie et la métaphysique des tube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Arc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li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KPop Demon Hunter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Zootrópolis 2</text:p>
          </table:table-cell>
          <table:covered-table-cell table:style-name="ce253"/>
          <table:table-cell table:style-name="ce267" office:value-type="string" calcext:value-type="string">
            <text:p>?</text:p>
          </table:table-cell>
          <table:table-cell table:style-name="ce452" table:formula="of:=[.H14]" office:value-type="string" office:string-value="KPop Demon Hunters" calcext:value-type="string">
            <text:p>KPop Demon Hunters</text:p>
          </table:table-cell>
          <table:table-cell table:style-name="ce152" table:formula="of:=[.H14]" office:value-type="string" office:string-value="KPop Demon Hunters" calcext:value-type="string">
            <text:p>KPop Demon Hunters</text:p>
          </table:table-cell>
          <table:table-cell table:style-name="ce177" table:formula="of:=[.B14]" office:value-type="string" office:string-value="Amélie et la métaphysique des tubes" calcext:value-type="string">
            <text:p>Amélie et la métaphysique des tube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Banda sonora</text:p>
          </table:table-cell>
          <table:table-cell table:style-name="ce297" office:value-type="string" calcext:value-type="string" table:number-columns-spanned="2" table:number-rows-spanned="1">
            <text:p>Bugonia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Hamnet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H15]" office:value-type="string" office:string-value="One Battle After Another" calcext:value-type="string">
            <text:p>One Battle After Another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Fotografía</text:p>
          </table:table-cell>
          <table:table-cell table:style-name="ce294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B16]" office:value-type="string" office:string-value="Frankenstein" calcext:value-type="string">
            <text:p>Frankenstein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5]" office:value-type="string" office:string-value="One Battle After Another" calcext:value-type="string">
            <text:p>One Battle After Another</text:p>
          </table:table-cell>
          <table:table-cell table:style-name="ce152" table:formula="of:=[.F16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Sonido</text:p>
          </table:table-cell>
          <table:table-cell table:style-name="ce297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255"/>
          <table:table-cell table:style-name="ce131" office:value-type="string" calcext:value-type="string">
            <text:p>?</text:p>
          </table:table-cell>
          <table:table-cell table:style-name="ce453" table:formula="of:=[.B17]" office:value-type="string" office:string-value="F1" calcext:value-type="string">
            <text:p>F1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F17]" office:value-type="string" office:string-value="One Battle After Another" calcext:value-type="string">
            <text:p>One Battle After Another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Montaje</text:p>
          </table:table-cell>
          <table:table-cell table:style-name="ce294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Valor sentimental</text:p>
          </table:table-cell>
          <table:covered-table-cell table:style-name="ce253"/>
          <table:table-cell table:style-name="ce273" office:value-type="string" calcext:value-type="string">
            <text:p>?</text:p>
          </table:table-cell>
          <table:table-cell table:style-name="ce452" table:formula="of:=[.D18]" office:value-type="string" office:string-value="Marty Supreme" calcext:value-type="string">
            <text:p>Marty Supreme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3">Categorías irrelevantes</text:span> (1 pt)</text:p>
          </table:table-cell>
          <table:covered-table-cell table:style-name="ce32"/>
          <table:covered-table-cell table:style-name="ce67"/>
          <table:covered-table-cell table:style-name="ce62"/>
          <table:covered-table-cell table:number-columns-repeated="7" table:style-name="ce67"/>
          <table:covered-table-cell table:style-name="ce124"/>
          <table:table-cell table:number-columns-repeated="5" table:style-name="ce454" office:value-type="string" calcext:value-type="string">
            <text:p>?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Efectos visuales</text:p>
          </table:table-cell>
          <table:table-cell table:style-name="ce182" office:value-type="string" calcext:value-type="string" table:number-columns-spanned="2" table:number-rows-spanned="1">
            <text:p>Avatar: Fire and Ash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F1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Jurassic World: Rebirth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Lost Bus</text:p>
          </table:table-cell>
          <table:covered-table-cell table:style-name="ce419"/>
          <table:table-cell table:style-name="ce128" office:value-type="string" calcext:value-type="string">
            <text:p>?</text:p>
          </table:table-cell>
          <table:table-cell table:style-name="ce455" table:formula="of:=[.D20]" office:value-type="string" office:string-value="F1" calcext:value-type="string">
            <text:p>F1</text:p>
          </table:table-cell>
          <table:table-cell table:style-name="ce154" table:formula="of:=[.H20]" office:value-type="string" office:string-value="Sinners" calcext:value-type="string">
            <text:p>Sinners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Diseño de producción</text:p>
          </table:table-cell>
          <table:table-cell table:style-name="ce64" office:value-type="string" calcext:value-type="string" table:number-columns-spanned="2" table:number-rows-spanned="1">
            <text:p>Frankenstein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Hamnet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Marty Supreme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One Battle After Another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inners</text:p>
          </table:table-cell>
          <table:covered-table-cell table:style-name="ce58"/>
          <table:table-cell table:style-name="ce230" office:value-type="string" calcext:value-type="string">
            <text:p>?</text:p>
          </table:table-cell>
          <table:table-cell table:style-name="ce456" table:formula="of:=[.F21]" office:value-type="string" office:string-value="Marty Supreme" calcext:value-type="string">
            <text:p>Marty Supreme</text:p>
          </table:table-cell>
          <table:table-cell table:style-name="ce155" table:formula="of:=[.D21]" office:value-type="string" office:string-value="Hamnet" calcext:value-type="string">
            <text:p>Hamnet</text:p>
          </table:table-cell>
          <table:table-cell table:style-name="ce155" table:formula="of:=[.B21]" office:value-type="string" office:string-value="Frankenstein" calcext:value-type="string">
            <text:p>Frankenstein</text:p>
          </table:table-cell>
          <table:table-cell table:style-name="ce155"/>
          <table:table-cell table:style-name="ce155" table:formula="of:=[.F21]" office:value-type="string" office:string-value="Marty Supreme" calcext:value-type="string">
            <text:p>Marty Supreme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Maquillaje y peluquería</text:p>
          </table:table-cell>
          <table:table-cell table:style-name="ce44" office:value-type="string" calcext:value-type="string" table:number-columns-spanned="2" table:number-rows-spanned="1">
            <text:p>Frankenste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Kokuhô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La hermanastra fea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inners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Smashing Machine</text:p>
          </table:table-cell>
          <table:covered-table-cell table:style-name="ce59"/>
          <table:table-cell table:style-name="ce128" office:value-type="string" calcext:value-type="string">
            <text:p>?</text:p>
          </table:table-cell>
          <table:table-cell table:style-name="ce457" table:formula="of:=[.B22]" office:value-type="string" office:string-value="Frankenstein" calcext:value-type="string">
            <text:p>Frankenstein</text:p>
          </table:table-cell>
          <table:table-cell table:style-name="ce157" table:formula="of:=[.H22]" office:value-type="string" office:string-value="Sinners" calcext:value-type="string">
            <text:p>Sinners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Vestuario</text:p>
          </table:table-cell>
          <table:table-cell table:style-name="ce186" office:value-type="string" calcext:value-type="string" table:number-columns-spanned="2" table:number-rows-spanned="1">
            <text:p>Avatar: Fire and Ash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Frankenstein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Hamnet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Marty Suprem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inners</text:p>
          </table:table-cell>
          <table:covered-table-cell table:style-name="ce42"/>
          <table:table-cell table:style-name="ce230" office:value-type="string" calcext:value-type="string">
            <text:p>?</text:p>
          </table:table-cell>
          <table:table-cell table:style-name="ce456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55"/>
          <table:table-cell table:style-name="ce155" table:formula="of:=[.J23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asting</text:p>
          </table:table-cell>
          <table:table-cell table:style-name="ce35" office:value-type="string" calcext:value-type="string" table:number-columns-spanned="2" table:number-rows-spanned="1">
            <text:p>Hamnet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Marty Supreme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 Agente Secreto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ne Battle After Anoth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128" office:value-type="string" calcext:value-type="string">
            <text:p>?</text:p>
          </table:table-cell>
          <table:table-cell table:style-name="ce457" table:formula="of:=[.D24]" office:value-type="string" office:string-value="Marty Supreme" calcext:value-type="string">
            <text:p>Marty Supreme</text:p>
          </table:table-cell>
          <table:table-cell table:style-name="ce157" table:formula="of:=[.F24]" office:value-type="string" office:string-value="O Agente Secreto" calcext:value-type="string">
            <text:p>O Agente Secreto</text:p>
          </table:table-cell>
          <table:table-cell table:style-name="ce157" table:formula="of:=[.J24]" office:value-type="string" office:string-value="Sinners" calcext:value-type="string">
            <text:p>Sinners</text:p>
          </table:table-cell>
          <table:table-cell table:style-name="ce157"/>
          <table:table-cell table:style-name="ce157" table:formula="of:=[.H24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42" office:value-type="string" calcext:value-type="string" table:number-columns-spanned="2" table:number-rows-spanned="1">
            <text:p><text:span text:style-name="T6">Dear Me</text:span></text:p>
            <text:p><text:span text:style-name="T6">(Diane Warren: Relentles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Golden</text:span></text:p>
            <text:p><text:span text:style-name="T5">(KPop Demon Hunter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I lied to you</text:span></text:p>
            <text:p><text:span text:style-name="T5">(Sinners)</text:span>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<text:span text:style-name="T4">Train Dreams</text:span></text:p>
            <text:p><text:span text:style-name="T4">(Train Dream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Sweet dreams of Joy</text:span></text:p>
            <text:p><text:span text:style-name="T5">(Viva Verdi)</text:span></text:p>
          </table:table-cell>
          <table:covered-table-cell table:style-name="ce42"/>
          <table:table-cell table:style-name="ce275" office:value-type="string" calcext:value-type="string">
            <text:p>?</text:p>
          </table:table-cell>
          <table:table-cell table:style-name="ce456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Come See Me in the Good Ligh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utting Through Rock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r. Nobody Against Puti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Alabama Solutio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Perfect Neighbor</text:p>
          </table:table-cell>
          <table:covered-table-cell table:style-name="ce57"/>
          <table:table-cell table:style-name="ce276" office:value-type="string" calcext:value-type="string">
            <text:p>?</text:p>
          </table:table-cell>
          <table:table-cell table:style-name="ce4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H26]" office:value-type="string" office:string-value="The Alabama Solution" calcext:value-type="string">
            <text:p>The Alabama Solution</text:p>
          </table:table-cell>
          <table:table-cell table:style-name="ce157" table:formula="of:=[.J26]" office:value-type="string" office:string-value="The Perfect Neighbor" calcext:value-type="string">
            <text:p>The Perfect Neighbor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Friend of Doroth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Butcher's Stain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Deux personnes échangeant de la saliv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Jane Austen's Period Dram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singers</text:p>
          </table:table-cell>
          <table:covered-table-cell table:style-name="ce42"/>
          <table:table-cell table:style-name="ce275" office:value-type="string" calcext:value-type="string">
            <text:p>?</text:p>
          </table:table-cell>
          <table:table-cell table:style-name="ce456" table:formula="of:=[.J27]" office:value-type="string" office:string-value="The singers" calcext:value-type="string">
            <text:p>The singers</text:p>
          </table:table-cell>
          <table:table-cell table:style-name="ce155" table:formula="of:=[.J27]" office:value-type="string" office:string-value="The singers" calcext:value-type="string">
            <text:p>The singers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style-name="ce179" table:formula="of:=[.F27]" office:value-type="string" office:string-value="Deux personnes échangeant de la salive" calcext:value-type="string">
            <text:p>Deux personnes échangeant de la salive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utterfly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Forevergree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Retirement Pl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Girl Who Cried Perl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Three Sisters</text:p>
          </table:table-cell>
          <table:covered-table-cell table:style-name="ce57"/>
          <table:table-cell table:style-name="ce276" office:value-type="string" calcext:value-type="string">
            <text:p>?</text:p>
          </table:table-cell>
          <table:table-cell table:style-name="ce457" table:formula="of:=[.D28]" office:value-type="string" office:string-value="Forevergreen" calcext:value-type="string">
            <text:p>Forevergreen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style-name="ce157" table:formula="of:=[.B28]" office:value-type="string" office:string-value="Butterfly" calcext:value-type="string">
            <text:p>Butterfly</text:p>
          </table:table-cell>
          <table:table-cell table:style-name="ce157" table:formula="of:=[.H28]" office:value-type="string" office:string-value="The Girl Who Cried Perls" calcext:value-type="string">
            <text:p>The Girl Who Cried Perls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All the Empty Rooms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Armed Only with a Camera:</text:p>
            <text:p>The Life and Death of Brent Renaud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Children No More:</text:p>
            <text:p>Were and Are Gone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Perfectly a Strangenes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Devil Is Busy</text:p>
          </table:table-cell>
          <table:covered-table-cell table:style-name="ce60"/>
          <table:table-cell table:style-name="ce277" office:value-type="string" calcext:value-type="string">
            <text:p>?</text:p>
          </table:table-cell>
          <table:table-cell table:style-name="ce467" table:formula="of:=[.J29]" office:value-type="string" office:string-value="The Devil Is Busy" calcext:value-type="string">
            <text:p>The Devil Is Busy</text:p>
          </table:table-cell>
          <table:table-cell table:style-name="ce158" table:formula="of:=[.J29]" office:value-type="string" office:string-value="The Devil Is Busy" calcext:value-type="string">
            <text:p>The Devil Is Busy</text:p>
          </table:table-cell>
          <table:table-cell table:style-name="ce178" table:formula="of:=[.D29]" office:value-type="string" office:string-value="Armed Only with a Camera:&#10;The Life and Death of Brent Renaud" calcext:value-type="string">
            <text:p>Armed Only with a Camera:</text:p>
            <text:p>The Life and Death of Brent Renaud</text:p>
          </table:table-cell>
          <table:table-cell table:style-name="ce158" table:formula="of:=[.B29]" office:value-type="string" office:string-value="All the Empty Rooms" calcext:value-type="string">
            <text:p>All the Empty Rooms</text:p>
          </table:table-cell>
          <table:table-cell table:style-name="ce178" table:formula="of:=[.F29]" office:value-type="string" office:string-value="Children No More:&#10;Were and Are Gone" calcext:value-type="string">
            <text:p>Children No More:</text:p>
            <text:p>Were and Are Gone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8"/>
          <table:table-cell table:number-columns-repeated="2"/>
          <table:table-cell table:style-name="ce368"/>
          <table:table-cell table:style-name="ce146" table:number-columns-repeated="1006"/>
          <table:table-cell table:number-columns-repeated="15360"/>
        </table:table-row>
        <table:table-row table:style-name="ro3">
          <table:table-cell table:number-columns-repeated="17"/>
          <table:table-cell table:style-name="ce368"/>
          <table:table-cell table:number-columns-repeated="16366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áfica 2026" table:style-name="ta1">
        <office:forms form:automatic-focus="false" form:apply-design-mode="false"/>
        <table:shapes>
          <draw:frame draw:z-index="0" draw:style-name="gr1" draw:text-style-name="P1" svg:width="43.131cm" svg:height="21.585cm" svg:x="0.179cm" svg:y="0.126cm">
            <draw:object draw:notify-on-update-of-ranges="'Porra 2026'.M1:'Porra 2026'.Q1 'Porra 2026'.M2:'Porra 2026'.Q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table table:name="Porra 2025" table:style-name="ta1">
        <office:forms form:automatic-focus="false" form:apply-design-mode="false"/>
        <table:table-column table:style-name="co11" table:default-cell-style-name="ce146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1" table:number-columns-repeated="1013" table:default-cell-style-name="Default"/>
        <table:table-row table:style-name="ro5">
          <table:table-cell table:style-name="ce185" office:value-type="string" calcext:value-type="string">
            <text:p>Categorías</text:p>
          </table:table-cell>
          <table:table-cell table:style-name="ce185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333"/>
          <table:table-cell table:style-name="ce185" office:value-type="string" calcext:value-type="string">
            <text:p>Ganadora</text:p>
          </table:table-cell>
          <table:table-cell table:style-name="ce356" office:value-type="string" calcext:value-type="string">
            <text:p>Ale</text:p>
          </table:table-cell>
          <table:table-cell table:style-name="ce356" office:value-type="string" calcext:value-type="string">
            <text:p>Pablo</text:p>
          </table:table-cell>
          <table:table-cell table:style-name="ce356" office:value-type="string" calcext:value-type="string">
            <text:p>Portillo</text:p>
          </table:table-cell>
          <table:table-cell table:style-name="ce356" office:value-type="string" calcext:value-type="string">
            <text:p>Migue</text:p>
          </table:table-cell>
          <table:table-cell table:style-name="ce356" office:value-type="string" calcext:value-type="string">
            <text:p>Andrés</text:p>
          </table:table-cell>
          <table:table-cell table:style-name="ce356" office:value-type="string" calcext:value-type="string">
            <text:p>Berto</text:p>
          </table:table-cell>
          <table:table-cell table:style-name="ce356" office:value-type="string" calcext:value-type="string">
            <text:p>Jose</text:p>
          </table:table-cell>
          <table:table-cell table:style-name="ce356" office:value-type="string" calcext:value-type="string">
            <text:p>Javi</text:p>
          </table:table-cell>
          <table:table-cell table:style-name="ce317" table:number-columns-repeated="1004"/>
        </table:table-row>
        <table:table-row table:style-name="ro5">
          <table:table-cell table:style-name="ce319"/>
          <table:table-cell table:style-name="ce32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334"/>
          <table:table-cell table:style-name="ce345" office:value-type="string" calcext:value-type="string">
            <text:p>10 pt</text:p>
          </table:table-cell>
          <table:table-cell table:style-name="ce3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3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3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3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3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357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357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357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5">
          <table:table-cell table:style-name="ce320" office:value-type="string" calcext:value-type="string">
            <text:p>Película</text:p>
          </table:table-cell>
          <table:table-cell table:style-name="ce325" office:value-type="string" calcext:value-type="string">
            <text:p>A Complete Unknown</text:p>
          </table:table-cell>
          <table:table-cell table:style-name="ce335" office:value-type="string" calcext:value-type="string">
            <text:p>Anora</text:p>
          </table:table-cell>
          <table:table-cell table:style-name="ce338" office:value-type="string" calcext:value-type="string">
            <text:p>Aún estoy aquí</text:p>
          </table:table-cell>
          <table:table-cell table:style-name="ce338" office:value-type="string" calcext:value-type="string">
            <text:p>Cónclave</text:p>
          </table:table-cell>
          <table:table-cell table:style-name="ce338" office:value-type="string" calcext:value-type="string">
            <text:p>Dune 2</text:p>
          </table:table-cell>
          <table:table-cell table:style-name="ce338" office:value-type="string" calcext:value-type="string">
            <text:p>Emilia Pérez</text:p>
          </table:table-cell>
          <table:table-cell table:style-name="ce338" office:value-type="string" calcext:value-type="string">
            <text:p>La sustancia</text:p>
          </table:table-cell>
          <table:table-cell table:style-name="ce338" office:value-type="string" calcext:value-type="string">
            <text:p>Nickel Boys</text:p>
          </table:table-cell>
          <table:table-cell table:style-name="ce338" office:value-type="string" calcext:value-type="string">
            <text:p>The Brutalist</text:p>
          </table:table-cell>
          <table:table-cell table:style-name="ce338" office:value-type="string" calcext:value-type="string">
            <text:p>Wicked</text:p>
          </table:table-cell>
          <table:table-cell table:style-name="ce346" table:formula="of:=[.C3]" office:value-type="string" office:string-value="Anora" calcext:value-type="string">
            <text:p>Anor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H3]" office:value-type="string" office:string-value="La sustancia" calcext:value-type="string">
            <text:p>La sustanci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321"/>
          <table:table-cell table:style-name="ce326" office:value-type="string" calcext:value-type="string" table:number-columns-spanned="10" table:number-rows-spanned="1">
            <text:p>Categorías importantes</text:p>
          </table:table-cell>
          <table:covered-table-cell table:style-name="ce334"/>
          <table:covered-table-cell table:style-name="ce339"/>
          <table:covered-table-cell table:number-columns-repeated="7" table:style-name="ce334"/>
          <table:table-cell table:style-name="ce348" office:value-type="string" calcext:value-type="string">
            <text:p>5 pt</text:p>
          </table:table-cell>
          <table:table-cell table:style-name="ce361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361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361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361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361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361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361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361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327" office:value-type="string" calcext:value-type="string" table:number-columns-spanned="2" table:number-rows-spanned="1">
            <text:p>James Mangold</text:p>
            <text:p>(A Complete Unknown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Sean Baker</text:span></text:p>
            <text:p><text:span text:style-name="T5">(Anora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Coralie Fargeat</text:span></text:p>
            <text:p><text:span text:style-name="T5">(La sustancia)</text:span></text:p>
          </table:table-cell>
          <table:covered-table-cell table:style-name="ce47"/>
          <table:table-cell table:style-name="ce342" office:value-type="string" calcext:value-type="string" table:number-columns-spanned="2" table:number-rows-spanned="1">
            <text:p><text:span text:style-name="T4">Brady Corbet</text:span></text:p>
            <text:p><text:span text:style-name="T4">(The Brutalist)</text:span></text:p>
          </table:table-cell>
          <table:covered-table-cell table:style-name="ce344"/>
          <table:table-cell table:style-name="ce349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36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328" office:value-type="string" calcext:value-type="string" table:number-columns-spanned="2" table:number-rows-spanned="1">
            <text:p><text:span text:style-name="T5">Mikey Madison</text:span></text:p>
            <text:p><text:span text:style-name="T5">(Anor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rnanda Torres</text:span></text:p>
            <text:p><text:span text:style-name="T5">(Aún estoy aquí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Karla Sofía Gascón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Demi Moore</text:span></text:p>
            <text:p><text:span text:style-name="T5">(La sustanci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Cynthia Erivo</text:span></text:p>
            <text:p><text:span text:style-name="T5">(Wicked)</text:span></text:p>
          </table:table-cell>
          <table:covered-table-cell table:style-name="ce196"/>
          <table:table-cell table:style-name="ce350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4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46" table:number-columns-repeated="1004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Ralph Fiennes</text:span></text:p>
            <text:p><text:span text:style-name="T5">(Cónclave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Colman Domingo</text:span></text:p>
            <text:p><text:span text:style-name="T5">(Las vidas de Sing Sing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Adrien Brody</text:span></text:p>
            <text:p><text:span text:style-name="T5">(The Brutalist)</text:span></text:p>
          </table:table-cell>
          <table:covered-table-cell table:style-name="ce250"/>
          <table:table-cell table:style-name="ce351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/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328" office:value-type="string" calcext:value-type="string" table:number-columns-spanned="2" table:number-rows-spanned="1">
            <text:p><text:span text:style-name="T5">Monica Barbaro</text:span></text:p>
            <text:p><text:span text:style-name="T5">(A complete Unknown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Zoe Saldaña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licity Jones</text:span></text:p>
            <text:p><text:span text:style-name="T5">(The Brutalist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Ariana Grande</text:span></text:p>
            <text:p><text:span text:style-name="T5">(Wicked)</text:span></text:p>
          </table:table-cell>
          <table:covered-table-cell table:style-name="ce196"/>
          <table:table-cell table:style-name="ce35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46" table:number-columns-repeated="1004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329" office:value-type="string" calcext:value-type="string" table:number-columns-spanned="2" table:number-rows-spanned="1">
            <text:p><text:span text:style-name="T5">Edward Norton</text:span></text:p>
            <text:p><text:span text:style-name="T5">(A complete Unknow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Kieran Culkin</text:span></text:p>
            <text:p><text:span text:style-name="T5">(A real pai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Yura Borisov</text:span></text:p>
            <text:p><text:span text:style-name="T5">(Anora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Jeremy Strong</text:span></text:p>
            <text:p><text:span text:style-name="T5">(The Apprentice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Guy Pearce</text:span></text:p>
            <text:p><text:span text:style-name="T5">(The Brutalist)</text:span></text:p>
          </table:table-cell>
          <table:covered-table-cell table:style-name="ce251"/>
          <table:table-cell table:style-name="ce351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7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number-columns-repeated="1004"/>
        </table:table-row>
        <table:table-row table:style-name="ro5">
          <table:table-cell table:style-name="ce322"/>
          <table:table-cell table:style-name="ce330" office:value-type="string" calcext:value-type="string" table:number-columns-spanned="10" table:number-rows-spanned="1">
            <text:p>Categorías intermedias</text:p>
          </table:table-cell>
          <table:covered-table-cell table:style-name="ce336"/>
          <table:covered-table-cell table:number-columns-repeated="8" table:style-name="ce340"/>
          <table:table-cell table:style-name="ce352" office:value-type="string" calcext:value-type="string">
            <text:p>3 pt</text:p>
          </table:table-cell>
          <table:table-cell table:number-columns-repeated="8" table:style-name="ce430" office:value-type="string" calcext:value-type="string">
            <text:p>?</text:p>
          </table:table-cell>
          <table:table-cell table:style-name="ce146" table:number-columns-repeated="1004"/>
        </table:table-row>
        <table:table-row table:style-name="ro5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A Real Pain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<text:span text:style-name="T5">Anora</text:span>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La sustancia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eptiembre 5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he Brutalist</text:p>
          </table:table-cell>
          <table:covered-table-cell table:style-name="ce252"/>
          <table:table-cell table:style-name="ce353" table:formula="of:=[.D11]" office:value-type="string" office:string-value="Anora" calcext:value-type="string">
            <text:p>Anor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Guión adaptado</text:p>
          </table:table-cell>
          <table:table-cell table:style-name="ce331" office:value-type="string" calcext:value-type="string" table:number-columns-spanned="2" table:number-rows-spanned="1">
            <text:p>A Complete Unknown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Las vidas de Sing Sing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ickel boys</text:p>
          </table:table-cell>
          <table:covered-table-cell table:style-name="ce253"/>
          <table:table-cell table:style-name="ce267" table:formula="of:=[.D12]" office:value-type="string" office:string-value="Cónclave" calcext:value-type="string">
            <text:p>Cónclave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B12]" office:value-type="string" office:string-value="A Complete Unknown" calcext:value-type="string">
            <text:p>A Complete Unknown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J12]" office:value-type="string" office:string-value="Nickel boys" calcext:value-type="string">
            <text:p>Nickel boys</text:p>
          </table:table-cell>
          <table:table-cell table:style-name="ce432" table:formula="of:=[.F1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Aún estoy aquí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Flow, un mundo que salva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La semilla de la higuera sagrada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<text:span text:style-name="T5">The Girl with the needle</text:span></text:p>
          </table:table-cell>
          <table:covered-table-cell table:style-name="ce255"/>
          <table:table-cell table:style-name="ce354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J13]" office:value-type="string" office:string-value="The Girl with the needle" calcext:value-type="string">
            <text:p>The Girl with the needle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Película de animación</text:p>
          </table:table-cell>
          <table:table-cell table:style-name="ce331" office:value-type="string" calcext:value-type="string" table:number-columns-spanned="2" table:number-rows-spanned="1">
            <text:p>Flow, un mundo que salva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Inside Out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emorias de un caracol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Robot Salvaje</text:p>
          </table:table-cell>
          <table:covered-table-cell table:style-name="ce54"/>
          <table:table-cell table:style-name="ce343" office:value-type="string" calcext:value-type="string" table:number-columns-spanned="2" table:number-rows-spanned="1">
            <text:p><text:span text:style-name="T6">Wallace y Gromit:</text:span></text:p>
            <text:p><text:span text:style-name="T6">La venganza se sirve con plumas</text:span></text:p>
          </table:table-cell>
          <table:covered-table-cell table:style-name="ce253"/>
          <table:table-cell table:style-name="ce267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Banda sonora</text:p>
          </table:table-cell>
          <table:table-cell table:style-name="ce176" office:value-type="string" calcext:value-type="string" table:number-columns-spanned="2" table:number-rows-spanned="1">
            <text:p>Cónclav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he Brutalist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D15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Fotografía</text:p>
          </table:table-cell>
          <table:table-cell table:style-name="ce331" office:value-type="string" calcext:value-type="string" table:number-columns-spanned="2" table:number-rows-spanned="1">
            <text:p>Dune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ari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osferatu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253"/>
          <table:table-cell table:style-name="ce267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Sonido</text:p>
          </table:table-cell>
          <table:table-cell table:style-name="ce176" office:value-type="string" calcext:value-type="string" table:number-columns-spanned="2" table:number-rows-spanned="1">
            <text:p>A Complete Unknow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J17]" office:value-type="string" office:string-value="Wicked" calcext:value-type="string">
            <text:p>Wicked</text:p>
          </table:table-cell>
          <table:table-cell table:style-name="ce433" table:formula="of:=[.F17]" office:value-type="string" office:string-value="Emilia Pérez" calcext:value-type="string">
            <text:p>Emilia Pérez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Montaje</text:p>
          </table:table-cell>
          <table:table-cell table:style-name="ce331" office:value-type="string" calcext:value-type="string" table:number-columns-spanned="2" table:number-rows-spanned="1">
            <text:p>Anor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Wicked</text:p>
          </table:table-cell>
          <table:covered-table-cell table:style-name="ce253"/>
          <table:table-cell table:style-name="ce267" table:formula="of:=[.B18]" office:value-type="string" office:string-value="Anora" calcext:value-type="string">
            <text:p>Anora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Efectos visuales</text:p>
          </table:table-cell>
          <table:table-cell table:style-name="ce176" office:value-type="string" calcext:value-type="string" table:number-columns-spanned="2" table:number-rows-spanned="1">
            <text:p>Alien: Romulu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Better Ma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l reino del planeta de los simio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B19]" office:value-type="string" office:string-value="Alien: Romulus" calcext:value-type="string">
            <text:p>Alien: Romulus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D19]" office:value-type="string" office:string-value="Better Man" calcext:value-type="string">
            <text:p>Better Man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323"/>
          <table:table-cell table:style-name="ce332" office:value-type="string" calcext:value-type="string" table:number-columns-spanned="10" table:number-rows-spanned="1">
            <text:p>Categorías irrelevantes</text:p>
          </table:table-cell>
          <table:covered-table-cell table:style-name="ce337"/>
          <table:covered-table-cell table:style-name="ce341"/>
          <table:covered-table-cell table:number-columns-repeated="7" table:style-name="ce337"/>
          <table:table-cell table:style-name="ce355" office:value-type="string" calcext:value-type="string">
            <text:p>1 pt</text:p>
          </table:table-cell>
          <table:table-cell table:style-name="ce434" table:number-columns-repeated="8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Diseño de producción</text:p>
          </table:table-cell>
          <table:table-cell table:style-name="ce59" office:value-type="string" calcext:value-type="string" table:number-columns-spanned="2" table:number-rows-spanned="1">
            <text:p>Cónclav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Dune 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Nosferatu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Brutalis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Wicked</text:p>
          </table:table-cell>
          <table:covered-table-cell table:style-name="ce59"/>
          <table:table-cell table:style-name="ce276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H21]" office:value-type="string" office:string-value="The Brutalist" calcext:value-type="string">
            <text:p>The Brutalist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F21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275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H22]" office:value-type="string" office:string-value="Nosferatu" calcext:value-type="string">
            <text:p>Nosferatu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D2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Vestuario</text:p>
          </table:table-cell>
          <table:table-cell table:style-name="ce182" office:value-type="string" calcext:value-type="string" table:number-columns-spanned="2" table:number-rows-spanned="1">
            <text:p>A Complete Unknow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Gladiator II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276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186" office:value-type="string" calcext:value-type="string" table:number-columns-spanned="2" table:number-rows-spanned="1">
            <text:p><text:span text:style-name="T6">Never Too Late</text:span></text:p>
            <text:p><text:span text:style-name="T6">(Elton John: Never Too Late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El mal</text:span></text:p>
            <text:p><text:span text:style-name="T6">(Emilia Pérez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Like a bird</text:span></text:p>
            <text:p><text:span text:style-name="T6">(Las vidas de Sing Sing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The Journey</text:span></text:p>
            <text:p><text:span text:style-name="T6">(The Six Triple Eight)</text:span></text:p>
          </table:table-cell>
          <table:covered-table-cell table:style-name="ce42"/>
          <table:table-cell table:style-name="ce275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Black Box Diar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 Other Land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Porcelain Wa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oundtrack to a Coup d’Eta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pan text:style-name="T5">Sugarcane</text:span></text:p>
          </table:table-cell>
          <table:covered-table-cell table:style-name="ce57"/>
          <table:table-cell table:style-name="ce276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J25]" office:value-type="string" office:string-value="Sugarcane" calcext:value-type="string">
            <text:p>Sugarcane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Lien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uj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I'm not a robo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Last Ranger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<text:span text:style-name="T6">The Man Who Could Not Remain Silent</text:span></text:p>
          </table:table-cell>
          <table:covered-table-cell table:style-name="ce42"/>
          <table:table-cell table:style-name="ce275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9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D26]" office:value-type="string" office:string-value="Anuja" calcext:value-type="string">
            <text:p>Anuja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eautiful M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In the Shadow of Cypres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agic Cand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ander to Wond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Yuck!</text:p>
          </table:table-cell>
          <table:covered-table-cell table:style-name="ce57"/>
          <table:table-cell table:style-name="ce276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435" table:formula="of:=[.F27]" office:value-type="string" office:string-value="Magic Candies" calcext:value-type="string">
            <text:p>Magic Candie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146" table:number-columns-repeated="1004"/>
        </table:table-row>
        <table:table-row table:style-name="ro5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Death by Number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 Am Ready, Warde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ciden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struments of a Beating Hear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only girl in the orchestra</text:p>
          </table:table-cell>
          <table:covered-table-cell table:style-name="ce60"/>
          <table:table-cell table:style-name="ce277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F28]" office:value-type="string" office:string-value="Incident" calcext:value-type="string">
            <text:p>Incident</text:p>
          </table:table-cell>
          <table:table-cell table:style-name="ce438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H28]" office:value-type="string" office:string-value="Instruments of a Beating Heart" calcext:value-type="string">
            <text:p>Instruments of a Beating Heart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D28]" office:value-type="string" office:string-value="I Am Ready, Warden" calcext:value-type="string">
            <text:p>I Am Ready, Warden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146" table:number-columns-repeated="1004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áfica 2025" table:style-name="ta1">
        <office:forms form:automatic-focus="false" form:apply-design-mode="false"/>
        <table:shapes>
          <draw:frame draw:z-index="0" draw:style-name="gr1" draw:text-style-name="P1" svg:width="43.131cm" svg:height="21.585cm" svg:x="0.179cm" svg:y="0.126cm">
            <draw:object draw:notify-on-update-of-ranges="'Porra 2025'.M1:'Porra 2025'.T1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'Porra 2026'.J5:'Porra 2026'.K9" table:contains-header="false" table:orientation="column"/>
        <table:database-range table:name="__Anonymous_Sheet_DB__2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6-03-15T21:13:01.709000000</dc:date>
    <meta:editing-duration>P2DT19H42S</meta:editing-duration>
    <meta:editing-cycles>229</meta:editing-cycles>
    <meta:generator>LibreOffice/7.5.4.2$Windows_X86_64 LibreOffice_project/36ccfdc35048b057fd9854c757a8b67ec53977b6</meta:generator>
    <meta:document-statistic meta:table-count="4" meta:cell-count="71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2b700"/>
      <style:text-properties fo:font-size="10pt" style:font-size-asian="10pt" style:font-size-complex="10pt"/>
    </style:style>
    <style:style style:name="ch7" style:family="chart">
      <style:graphic-properties draw:stroke="solid" svg:stroke-width="0.02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6'.M1:'Porra 2026'.Q2" chart:data-source-has-labels="row" svg:x="0.862cm" svg:y="0.431cm" svg:width="41.408cm" svg:height="20.724cm">
          <chart:coordinate-region svg:x="1.607cm" svg:y="0.626cm" svg:width="40.663cm" svg:height="19.89cm"/>
          <chart:axis chart:dimension="x" chart:name="primary-x" chart:style-name="ch3" chartooo:axis-type="auto">
            <chartooo:date-scale/>
            <chart:categories table:cell-range-address="'Porra 2026'.M1:'Porra 2026'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6'.M2:'Porra 2026'.Q2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6'.M1:'Porra 2026'.Q1</svg:desc>
                </draw:g>
              </table:table-cell>
              <table:table-cell office:value-type="string">
                <text:p>Diego</text:p>
              </table:table-cell>
              <table:table-cell office:value-type="string">
                <text:p>Antonio Carlos</text:p>
              </table:table-cell>
              <table:table-cell office:value-type="string">
                <text:p>Javi</text:p>
              </table:table-cell>
              <table:table-cell office:value-type="string">
                <text:p>Pablo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Porra 2026'.M2:'Porra 2026'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2cm" draw:fill-color="#bf246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333333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row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